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mpl.internalAddNode( String relPath , NodeTypeImpl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doneMerge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NodeType( String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setProperty( String name , String value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setProperty( Name name , Value [ ] values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restore( Version version , String relPath , boolean removeExist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odeImpl.checko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deImpl.internalMerge( String srcWorkspaceName , List failedIds , boolean bestEff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deImpl.hasShareParent(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Primary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internal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Property( Name name , Value [ ]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Impl.getProperties( String nam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NodeImpl( ItemManager itemMgr , SessionImpl session , AbstractNode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onRedefine( NodeDefId 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check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Impl.getProperty( String rel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hasProperty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addMixin( Name mixin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NodeImpl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mpl.hasProperty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computeSystemGeneratedPropertyValues( Name name , PropertyDefinitionImpl de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odeImpl.un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Impl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checkL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internalAddChildNode( Name nodeName , NodeTypeImpl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Nod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nternalAddChildNode( Name nodeName , NodeTypeImpl nodeType , NodeId 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NodeImpl.lock( boolean isDeep , boolean isSessionScop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Impl.getCorrespondingNode( SessionImpl srcSes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odeImpl.orderBefore( String srcName , String dest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odeImpl.getVersion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addNode( String r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getPrimaryIte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getMixin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internalGetMergeFai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is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setProperty( String name , lo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hasNod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nameChildNode( Name oldName , int index , NodeId id , Name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getMixin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Property( String name , Calendar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addNode( Name name , InternalFrozenNode froz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internalSetProperty( Name name , InternalValu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Impl.restore( String versionName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getBas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setPrimaryType( String nodeTypeNam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NodeImpl.setProperty( String name , Value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createChildNode( Name name , NodeDefinitionImpl def , NodeTypeImpl nodeType , Node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odeImpl.setProperty( String name , String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removeSh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checkSet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removeMixin( Name mixin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NodeImpl.restore( Version version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setProperty( String name , Value [ ] 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deImpl.internalIsCheckedO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Impl.createChildProperty( Name name , int type , PropertyDefinitionImpl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deImpl.makePersist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odeImpl.isNodeType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Impl.hasNode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internalCopyPropertyFrom( PropertyImpl pr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placeChildNode( NodeId id , Name nodeName , Name nodeTypeName , Name [ ] mixinNam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Impl.internalAddNode( String relPath , NodeTypeImpl nodeType , Node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NodeImpl.isChecke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MixinTypesProperty( Set mixin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Impl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get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restoreByLabel( String versionLabel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internalFinishMerge( Version version , boolean canc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odeImpl.internalSetMergeFailed( 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get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internalMerge( SessionImpl srcSession , List failedIds , boolean bestEffort , boolean removeExisting , boolean replaceExisting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NodeImpl.getApplicableChildNodeDefinition( Name nodeName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doMergeTest( SessionImpl srcSession , List failedIds , boolean bestEffor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Impl.getShared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mpl.getEffective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removeChildProperty( String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setProperty( String name , Value value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resolveRelativePropertyPath( String rel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cancelMerge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Impl.addNode( String relPath , String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ha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addNode( Name nodeName , Name nodeTypeName , UUID u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addShareParent( NodeId paren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getOrCreateProperty( Name name , int type , boolean multiValued , boolean exactTypeMatch , BitSet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Impl.has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Property( String name , doubl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ge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getProperty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addMixin( String mixi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hasNode( 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Impl.getPrimary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setProperty( String name , boolean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removeMixin( String mixi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getNodes( String nam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isShar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anAddMixin( String mixin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odeImpl.checkVersio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Property( String name , Value [ ] values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mpl.setProperty( String name , Nod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removeChildNode( Name node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Impl.holds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checkSessionHasPen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getReferences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Impl.internalSetProperty( Name name , InternalValue [ ]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getNode( String rel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mpl.internalRestore( VersionImpl version , VersionSelector vsel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mpl.internalSetProperty( Name name , InternalValue [ ] values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moveShared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onRemove( NodeId paren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odeImpl.clone( NodeImpl src , Name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NodeImpl.merge( String srcWorkspace , boolean bestEff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orderBefore( Path . Element srcName , Path . Element dstNam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3">
            <text:p text:style-name="Table_20_Contents">43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NodeImpl.internalRestore( Version version , VersionSelector vsel , boolean removeExis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restoreFrozenState( InternalFrozenNode freeze , VersionSelector vsel , Set restored , boolean removeExisting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58">
            <text:p text:style-name="Table_20_Contents">158</text:p>
          </table:table-cell>
        </table:table-row>
        <table:table-row>
          <table:table-cell office:value-type="string">
            <text:p text:style-name="Table_20_Contents">NodeImpl.setProperty( String name , String [ ] values ,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setProperty( String name , InputStream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addNode( String relPath , InternalFrozenNode froz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getNode( Name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resolveRelativeNodePath( String rel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odeImpl.restoreTransient( NodeState transient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Impl.check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getCorrespondingNodePath( String workspac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odeImpl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ApplicablePropertyDefinition( Name propertyName , int type , boolean multiValued , boolean exactTypeM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getOrCreateProperty( String name , int type , boolean multiValued , boolean exactTypeMatch , BitSe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removeChildProperty( Name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setProperty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update(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OrCreateTransientItem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mpl.setProperty( Name name , 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Impl.get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